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1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62" office:value-type="string" calcext:value-type="string">
            <text:p>Mens. 09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62" office:value-type="string" calcext:value-type="string">
            <text:p>Mens. 10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1-30" calcext:value-type="date">
            <text:p>30/11/2025</text:p>
          </table:table-cell>
          <table:table-cell table:style-name="ce62" office:value-type="string" calcext:value-type="string">
            <text:p>Mens. 1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6]-[.F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2-31" calcext:value-type="date">
            <text:p>31/12/2025</text:p>
          </table:table-cell>
          <table:table-cell table:style-name="ce62" office:value-type="string" calcext:value-type="string">
            <text:p>Mens. 1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7]-[.F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6-01-31" calcext:value-type="date">
            <text:p>31/01/2026</text:p>
          </table:table-cell>
          <table:table-cell table:style-name="ce62" office:value-type="string" calcext:value-type="string">
            <text:p>Mens. 01/2026 (A.C.)</text:p>
          </table:table-cell>
          <table:table-cell table:style-name="ce65" office:value-type="float" office:value="270" calcext:value-type="float">
            <text:p>27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8]-[.F8]" office:value-type="float" office:value="270" calcext:value-type="float">
            <text:p>27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8])" office:value-type="float" office:value="790" calcext:value-type="float">
            <text:p>79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68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8.384940983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8.3877417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08.717350143</dc:date>
    <meta:print-date>2017-06-28T17:59:52</meta:print-date>
    <dc:language>pt-PT</dc:language>
    <meta:editing-cycles>352</meta:editing-cycles>
    <meta:editing-duration>PT11H44M51S</meta:editing-duration>
    <meta:printed-by>Carlos Augusto Marcicano</meta:printed-by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